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padding-top="0.134cm" fo:padding-bottom="0.134cm" fo:padding-left="0.134cm" fo:padding-right="0.134cm" fo:wrap-option="no-wrap"/>
    </style:style>
    <style:style style:name="gr2" style:family="graphic" style:parent-style-name="standard">
      <style:graphic-properties draw:stroke="solid" svg:stroke-width="0.026cm" svg:stroke-color="#000000" draw:marker-end="msArrowEnd_20_2" draw:marker-end-width="0.14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000000" draw:marker-start="msArrowStealthEnd_20_5" draw:marker-start-width="0.21cm" draw:marker-start-center="false" draw:marker-end="msArrowEnd_20_2" draw:marker-end-width="0.14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marker-start="msArrowEnd_20_2" draw:marker-start-width="0.14cm" draw:marker-start-center="false" draw:marker-end="msArrowEnd_20_2" draw:marker-end-width="0.14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000000" draw:marker-end="msArrowStealthEnd_20_5" draw:marker-end-width="0.21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035cm" svg:stroke-color="#000000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4" svg:stroke-width="0.035cm" svg:stroke-color="#000000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start="msArrowStealthEnd_20_5" draw:marker-start-width="0.21cm" draw:marker-start-center="false" draw:marker-end="msArrowStealthEnd_20_5" draw:marker-end-width="0.21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marker-start="msArrowStealthEnd_20_5" draw:marker-start-width="0.21cm" draw:marker-start-center="false" draw:marker-end="msArrowStealthEnd_20_5" draw:marker-end-width="0.21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35cm" svg:stroke-color="#00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c00000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c00000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35cm" svg:stroke-color="#c00000" draw:fill="none" draw:textarea-horizontal-align="center" draw:textarea-vertical-align="middle" draw:auto-grow-height="true" draw:fit-to-size="false" fo:padding-top="0.134cm" fo:padding-bottom="0.134cm" fo:padding-left="0.134cm" fo:padding-right="0.134cm" fo:wrap-option="wrap"/>
    </style:style>
    <style:style style:name="gr19" style:family="graphic" style:parent-style-name="standard">
      <style:graphic-properties draw:stroke="solid" svg:stroke-width="0.035cm" svg:stroke-color="#c00000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c00000" draw:marker-start="Arrowheads_20_1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c00000" draw:marker-start="msArrowStealthEnd_20_5" draw:marker-start-width="0.21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1f497d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17375e" draw:fill="none" draw:textarea-horizontal-align="center" draw:textarea-vertical-align="middle" draw:auto-grow-height="true" draw:fit-to-size="false" fo:min-height="2.303cm" fo:padding-top="0.134cm" fo:padding-bottom="0.134cm" fo:padding-left="0.134cm" fo:padding-right="0.134cm" fo:wrap-option="wrap"/>
    </style:style>
    <style:style style:name="gr24" style:family="graphic" style:parent-style-name="standard">
      <style:graphic-properties draw:stroke="solid" svg:stroke-width="0.035cm" svg:stroke-color="#17375e" draw:fill="none" draw:textarea-horizontal-align="center" draw:textarea-vertical-align="middle" draw:auto-grow-height="true" draw:fit-to-size="false" fo:padding-top="0.134cm" fo:padding-bottom="0.134cm" fo:padding-left="0.134cm" fo:padding-right="0.134cm" fo:wrap-option="wrap"/>
    </style:style>
    <style:style style:name="gr25" style:family="graphic" style:parent-style-name="standard" style:list-style-name="L3">
      <style:graphic-properties draw:stroke="solid" svg:stroke-width="0.035cm" svg:stroke-color="#17375e" draw:fill="none" draw:textarea-horizontal-align="center" draw:textarea-vertical-align="middle" draw:auto-grow-height="true" draw:fit-to-size="false" fo:min-height="0.961cm" fo:padding-top="0.134cm" fo:padding-bottom="0.134cm" fo:padding-left="0.134cm" fo:padding-right="0.134cm" fo:wrap-option="wrap"/>
    </style:style>
    <style:style style:name="gr26" style:family="graphic">
      <style:graphic-properties style:protect="size"/>
    </style:style>
    <style:style style:name="pr1" style:family="presentation" style:parent-style-name="Diapositiva_20_de_20_título-notes">
      <style:graphic-properties draw:stroke="none" svg:stroke-width="0cm" draw:fill="none" draw:fill-color="#ffffff" draw:textarea-vertical-align="top" draw:auto-grow-height="false" draw:fit-to-size="shrink-to-fit" fo:min-height="12.408cm" fo:padding-top="0.127cm" fo:padding-bottom="0.127cm" fo:padding-left="0.254cm" fo:padding-right="0.254cm" fo:wrap-option="wrap"/>
    </style:style>
    <style:style style:name="pr2" style:family="presentation" style:parent-style-name="Diapositiva_20_de_20_título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text-position="0% 100%" fo:hyphenate="false"/>
    </style:style>
    <style:style style:name="P6" style:family="paragraph">
      <style:paragraph-properties fo:text-align="start" style:font-independent-line-spacing="true"/>
      <style:text-properties style:text-position="0% 100%" fo:font-size="24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text-position="0% 100%" fo:font-weight="normal" style:font-weight-asian="normal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text-position="0% 100%" fo:font-size="24pt" fo:font-weight="normal" style:font-weight-asian="normal" style:font-weight-complex="normal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color="#000000" style:text-line-through-style="none" style:text-line-through-type="none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-25% 58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c00000" style:text-line-through-style="none" style:text-line-through-type="none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color="#c00000" style:text-line-through-style="none" style:text-line-through-type="none" style:text-position="-25% 58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c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color="#1f497d" style:text-line-through-style="none" style:text-line-through-type="none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color="#1f497d" style:text-line-through-style="none" style:text-line-through-type="none" style:text-position="-25% 58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254061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color="#17375e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fo:color="#17375e" style:text-line-through-style="none" style:text-line-through-type="none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color="#17375e" style:text-line-through-style="none" style:text-line-through-type="none" style:text-position="-25% 58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7375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g draw:name="108 Grupo">
          <draw:custom-shape draw:name="3 CuadroTexto" draw:style-name="gr1" draw:text-style-name="P2" draw:layer="layout" svg:width="0.855cm" svg:height="0.735cm" svg:x="8.312cm" svg:y="0.359cm">
            <text:p text:style-name="P1"><text:span text:style-name="T1">Gl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 CuadroTexto" draw:style-name="gr1" draw:text-style-name="P2" draw:layer="layout" svg:width="1.05cm" svg:height="0.735cm" svg:x="8.199cm" svg:y="2.031cm">
            <text:p text:style-name="P3"><text:span text:style-name="T1">G6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6 CuadroTexto" draw:style-name="gr1" draw:text-style-name="P2" draw:layer="layout" svg:width="1.456cm" svg:height="0.735cm" svg:x="8.012cm" svg:y="5.46cm">
            <text:p text:style-name="P1"><text:span text:style-name="T1">F16B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 CuadroTexto" draw:style-name="gr1" draw:text-style-name="P2" draw:layer="layout" svg:width="0.982cm" svg:height="0.735cm" svg:x="8.249cm" svg:y="7.218cm">
            <text:p text:style-name="P1"><text:span text:style-name="T1">T3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 CuadroTexto" draw:style-name="gr1" draw:text-style-name="P2" draw:layer="layout" svg:width="0.961cm" svg:height="0.735cm" svg:x="8.26cm" svg:y="9cm">
            <text:p text:style-name="P1"><text:span text:style-name="T1">Pe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 CuadroTexto" draw:style-name="gr1" draw:text-style-name="P2" draw:layer="layout" svg:width="1.041cm" svg:height="0.795cm" svg:x="8.219cm" svg:y="12.099cm">
            <text:p text:style-name="P1"><text:span text:style-name="T1">Pyr</text:span><text:span text:style-name="T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 CuadroTexto" draw:style-name="gr1" draw:text-style-name="P2" draw:layer="layout" svg:width="1.199cm" svg:height="0.795cm" svg:x="3.149cm" svg:y="10.307cm">
            <text:p text:style-name="P1"><text:span text:style-name="T1">Lac</text:span><text:span text:style-name="T2">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1 CuadroTexto" draw:style-name="gr1" draw:text-style-name="P2" draw:layer="layout" svg:width="1.478cm" svg:height="0.735cm" svg:x="8.001cm" svg:y="13.958cm">
            <text:p text:style-name="P1"><text:span text:style-name="T1">AcCo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2 CuadroTexto" draw:style-name="gr1" draw:text-style-name="P2" draw:layer="layout" svg:width="0.931cm" svg:height="0.795cm" svg:x="10.7cm" svg:y="15.308cm">
            <text:p text:style-name="P1"><text:span text:style-name="T1">Cit</text:span><text:span text:style-name="T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3 CuadroTexto" draw:style-name="gr1" draw:text-style-name="P2" draw:layer="layout" svg:width="1.244cm" svg:height="0.795cm" svg:x="10.543cm" svg:y="17.708cm">
            <text:p text:style-name="P1"><text:span text:style-name="T1">αKG</text:span><text:span text:style-name="T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4 CuadroTexto" draw:style-name="gr1" draw:text-style-name="P2" draw:layer="layout" svg:width="1.236cm" svg:height="0.795cm" svg:x="8.299cm" svg:y="19.108cm">
            <text:p text:style-name="P1"><text:span text:style-name="T1">Fum</text:span><text:span text:style-name="T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5 CuadroTexto" draw:style-name="gr1" draw:text-style-name="P2" draw:layer="layout" svg:width="1.084cm" svg:height="0.795cm" svg:x="6.143cm" svg:y="17.708cm">
            <text:p text:style-name="P1"><text:span text:style-name="T1">Mal</text:span><text:span text:style-name="T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6 CuadroTexto" draw:style-name="gr1" draw:text-style-name="P2" draw:layer="layout" svg:width="1.194cm" svg:height="0.795cm" svg:x="6.141cm" svg:y="15.308cm">
            <text:p text:style-name="P1"><text:span text:style-name="T1">Oaa</text:span><text:span text:style-name="T2">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7 CuadroTexto" draw:style-name="gr1" draw:text-style-name="P2" draw:layer="layout" svg:width="0.859cm" svg:height="0.795cm" svg:x="13.491cm" svg:y="15.339cm">
            <text:p text:style-name="P1"><text:span text:style-name="T1">Cit</text:span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8 CuadroTexto" draw:style-name="gr1" draw:text-style-name="P2" draw:layer="layout" svg:width="1.172cm" svg:height="0.795cm" svg:x="13.335cm" svg:y="17.708cm">
            <text:p text:style-name="P1"><text:span text:style-name="T1">αKG</text:span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9 CuadroTexto" draw:style-name="gr1" draw:text-style-name="P2" draw:layer="layout" svg:width="0.876cm" svg:height="0.735cm" svg:x="13.47cm" svg:y="21.074cm">
            <text:p text:style-name="P1"><text:span text:style-name="T1">Gl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0 CuadroTexto" draw:style-name="gr1" draw:text-style-name="P2" draw:layer="layout" svg:width="0.99cm" svg:height="0.795cm" svg:x="13.534cm" svg:y="19.308cm">
            <text:p text:style-name="P1"><text:span text:style-name="T1">Glu</text:span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1 CuadroTexto" draw:style-name="gr1" draw:text-style-name="P2" draw:layer="layout" svg:width="1.283cm" svg:height="0.735cm" svg:x="13.231cm" svg:y="10.336cm">
            <text:p text:style-name="P1"><text:span text:style-name="T1">Lipi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2 CuadroTexto" draw:style-name="gr1" draw:text-style-name="P2" draw:layer="layout" svg:width="1.122cm" svg:height="0.795cm" svg:x="11.454cm" svg:y="12.478cm">
            <text:p text:style-name="P1"><text:span text:style-name="T1">Oaa</text:span><text:span text:style-name="T2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24 Conector recto de flecha" draw:style-name="gr2" draw:text-style-name="P4" draw:layer="layout" svg:width="0.001cm" svg:height="0.785cm" svg:x="8.741cm" svg:y="1.1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27 Conector recto de flecha" draw:style-name="gr2" draw:text-style-name="P4" draw:layer="layout" svg:width="0.001cm" svg:height="0.785cm" svg:x="8.725cm" svg:y="4.3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31 Conector recto de flecha" draw:style-name="gr2" draw:text-style-name="P4" draw:layer="layout" svg:width="0.001cm" svg:height="0.785cm" svg:x="8.752cm" svg:y="8.1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32 Conector recto de flecha" draw:style-name="gr3" draw:text-style-name="P4" draw:layer="layout" svg:width="0.001cm" svg:height="0.899cm" svg:x="8.762cm" svg:y="11.2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35 Conector recto de flecha" draw:style-name="gr4" draw:text-style-name="P4" draw:layer="layout" svg:width="2.91cm" svg:height="0.001cm" svg:x="4.724cm" svg:y="10.73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37 Conector recto de flecha" draw:style-name="gr4" draw:text-style-name="P4" draw:layer="layout" svg:width="0.001cm" svg:height="0.785cm" svg:x="8.741cm" svg:y="13.01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38 CuadroTexto" draw:style-name="gr1" draw:text-style-name="P2" draw:layer="layout" svg:width="1.025cm" svg:height="0.735cm" svg:x="16.205cm" svg:y="1.952cm">
            <text:p text:style-name="P1"><text:span text:style-name="T1">R5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39 CuadroTexto" draw:style-name="gr1" draw:text-style-name="P2" draw:layer="layout" svg:width="1.003cm" svg:height="0.735cm" svg:x="16.28cm" svg:y="3.628cm">
            <text:p text:style-name="P1"><text:span text:style-name="T1">X5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0 CuadroTexto" draw:style-name="gr1" draw:text-style-name="P2" draw:layer="layout" svg:width="1.003cm" svg:height="0.735cm" svg:x="13.002cm" svg:y="2.535cm">
            <text:p text:style-name="P1"><text:span text:style-name="T1">E4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1 CuadroTexto" draw:style-name="gr1" draw:text-style-name="P2" draw:layer="layout" svg:width="1.003cm" svg:height="0.735cm" svg:x="12.602cm" svg:y="5.159cm">
            <text:p text:style-name="P1"><text:span text:style-name="T1">S7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44 Conector recto de flecha" draw:style-name="gr5" draw:text-style-name="P4" draw:layer="layout" svg:width="0.001cm" svg:height="0.916cm" svg:x="16.756cm" svg:y="2.67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46 Arco" draw:style-name="gr6" draw:text-style-name="P2" draw:layer="layout" svg:width="4.999cm" svg:height="4.999cm" svg:x="6.325cm" svg:y="14.334cm">
            <text:p text:style-name="P3"/>
            <draw:enhanced-geometry draw:mirror-horizontal="false" draw:mirror-vertical="false" svg:viewBox="0 0 0 0" draw:text-areas="?f36 ?f42 ?f24 ?f30" draw:type="ooxml-arc" draw:modifiers="20644402 1228651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47 Arco" draw:style-name="gr6" draw:text-style-name="P2" draw:layer="layout" svg:width="4.999cm" svg:height="4.999cm" svg:x="6.325cm" svg:y="14.534cm">
            <text:p text:style-name="P3"/>
            <draw:enhanced-geometry draw:mirror-horizontal="false" draw:mirror-vertical="false" svg:viewBox="0 0 0 0" draw:text-areas="?f36 ?f42 ?f24 ?f30" draw:type="ooxml-arc" draw:modifiers="2485413 433835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48 Arco" draw:style-name="gr6" draw:text-style-name="P2" draw:layer="layout" svg:width="4.999cm" svg:height="4.999cm" svg:x="6.325cm" svg:y="14.534cm">
            <text:p text:style-name="P3"/>
            <draw:enhanced-geometry draw:mirror-horizontal="false" draw:mirror-vertical="false" svg:viewBox="0 0 0 0" draw:text-areas="?f36 ?f42 ?f24 ?f30" draw:type="ooxml-arc" draw:modifiers="6472330 8440111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43 Arco" draw:style-name="gr6" draw:text-style-name="P2" draw:layer="layout" svg:width="4.999cm" svg:height="4.999cm" svg:x="6.259cm" svg:y="14.311cm">
            <text:p text:style-name="P3"/>
            <draw:enhanced-geometry draw:mirror-horizontal="false" draw:mirror-vertical="false" svg:viewBox="0 0 0 0" draw:text-areas="?f36 ?f42 ?f24 ?f30" draw:type="ooxml-arc" draw:modifiers="17553035 19620358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50 Arco" draw:style-name="gr6" draw:text-style-name="P2" draw:layer="layout" svg:width="4.999cm" svg:height="4.999cm" svg:x="6.325cm" svg:y="14.782cm">
            <text:p text:style-name="P3"/>
            <draw:enhanced-geometry draw:mirror-horizontal="false" draw:mirror-vertical="false" svg:viewBox="0 0 0 0" draw:text-areas="?f36 ?f42 ?f24 ?f30" draw:type="ooxml-arc" draw:modifiers="13622866 19019472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54 Arco" draw:style-name="gr7" draw:text-style-name="P2" draw:layer="layout" svg:width="1.148cm" svg:height="3.554cm" draw:transform="rotate (2.32634935998324) translate (7.036cm 15.903cm)">
            <text:p text:style-name="P3"/>
            <draw:enhanced-geometry draw:mirror-horizontal="false" draw:mirror-vertical="false" svg:viewBox="0 0 0 0" draw:text-areas="?f36 ?f42 ?f24 ?f30" draw:type="ooxml-arc" draw:modifiers="16522649 3870181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55 Arco" draw:style-name="gr6" draw:text-style-name="P2" draw:layer="layout" svg:width="3.869cm" svg:height="6.392cm" draw:transform="skewX (-7.52860403772924E-017) rotate (2.32634935998324) translate (6.325cm 19.135cm)">
            <text:p text:style-name="P3"/>
            <draw:enhanced-geometry draw:mirror-horizontal="false" draw:mirror-vertical="false" svg:viewBox="0 0 0 0" draw:text-areas="?f36 ?f42 ?f24 ?f30" draw:type="ooxml-arc" draw:modifiers="15128749 3870181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57 Conector recto de flecha" draw:style-name="gr8" draw:text-style-name="P4" draw:layer="layout" svg:width="3.799cm" svg:height="2.799cm" svg:x="7.125cm" svg:y="14.9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61 Conector recto de flecha" draw:style-name="gr9" draw:text-style-name="P4" draw:layer="layout" svg:width="0.399cm" svg:height="0.799cm" svg:x="11.525cm" svg:y="13.35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69 Arco" draw:style-name="gr7" draw:text-style-name="P2" draw:layer="layout" svg:width="2.319cm" svg:height="4.299cm" svg:x="11.405cm" svg:y="13.158cm">
            <text:p text:style-name="P3"/>
            <draw:enhanced-geometry draw:mirror-horizontal="false" draw:mirror-vertical="false" svg:viewBox="0 0 0 0" draw:text-areas="?f36 ?f42 ?f24 ?f30" draw:type="ooxml-arc" draw:modifiers="16200000 110945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71 Conector recto de flecha" draw:style-name="gr10" draw:text-style-name="P4" draw:layer="layout" svg:width="1.499cm" svg:height="0.001cm" svg:x="11.651cm" svg:y="15.62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72 Conector recto de flecha" draw:style-name="gr10" draw:text-style-name="P4" draw:layer="layout" svg:width="1.499cm" svg:height="0.001cm" svg:x="11.778cm" svg:y="18.00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74 Conector recto de flecha" draw:style-name="gr9" draw:text-style-name="P4" draw:layer="layout" svg:width="0.003cm" svg:height="1.399cm" svg:x="13.877cm" svg:y="16.25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60 Conector recto de flecha" draw:style-name="gr2" draw:text-style-name="P4" draw:layer="layout" svg:width="0.001cm" svg:height="0.785cm" svg:x="8.727cm" svg:y="6.23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66 Conector recto de flecha" draw:style-name="gr11" draw:text-style-name="P4" draw:layer="layout" svg:width="0.003cm" svg:height="0.799cm" svg:x="13.879cm" svg:y="20.11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78 CuadroTexto" draw:style-name="gr1" draw:text-style-name="P2" draw:layer="layout" svg:width="1.57cm" svg:height="0.795cm" svg:x="7.955cm" svg:y="10.307cm">
            <text:p text:style-name="P1"><text:span text:style-name="T1">Pyr</text:span><text:span text:style-name="T2">c/ Lac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0 Conector recto de flecha" draw:style-name="gr2" draw:text-style-name="P4" draw:layer="layout" svg:width="0.001cm" svg:height="0.699cm" svg:x="8.741cm" svg:y="9.73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82 Conector recto de flecha" draw:style-name="gr4" draw:text-style-name="P4" draw:layer="layout" svg:width="6.8cm" svg:height="0.001cm" svg:x="9.325cm" svg:y="2.33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84 Arco" draw:style-name="gr12" draw:text-style-name="P2" draw:layer="layout" svg:width="5.918cm" svg:height="13.27cm" draw:transform="rotate (-1.5707963267949) translate (16.795cm 1.733cm)">
            <text:p text:style-name="P3"/>
            <draw:enhanced-geometry draw:mirror-horizontal="false" draw:mirror-vertical="false" svg:viewBox="0 0 0 0" draw:text-areas="?f36 ?f42 ?f24 ?f30" draw:type="ooxml-arc" draw:modifiers="16099043 1019586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88 Forma libre" draw:style-name="gr13" draw:text-style-name="P2" draw:layer="layout" svg:width="6.827cm" svg:height="3.128cm" svg:x="9.469cm" svg:y="4.243cm">
            <text:p text:style-name="P3"/>
            <draw:enhanced-geometry draw:mirror-horizontal="false" draw:mirror-vertical="false" svg:viewBox="0 0 0 0" drawooo:sub-view-size="2457907 1126541" draw:text-areas="0 0 ?f6 ?f7" draw:type="ooxml-non-primitive" draw:enhanced-path="M 2457907 0 C 2348179 224332 2238451 448665 1828800 636422 1419149 824179 709574 975360 0 1126541 N">
              <draw:equation draw:name="f0" draw:formula="2457907*logwidth/2457907"/>
              <draw:equation draw:name="f1" draw:formula="0*logheight/1126541"/>
              <draw:equation draw:name="f2" draw:formula="1828800*logwidth/2457907"/>
              <draw:equation draw:name="f3" draw:formula="636422*logheight/1126541"/>
              <draw:equation draw:name="f4" draw:formula="0*logwidth/2457907"/>
              <draw:equation draw:name="f5" draw:formula="1126541*logheight/1126541"/>
              <draw:equation draw:name="f6" draw:formula="logwidth"/>
              <draw:equation draw:name="f7" draw:formula="logheight"/>
            </draw:enhanced-geometry>
          </draw:custom-shape>
          <draw:custom-shape draw:name="89 Forma libre" draw:style-name="gr13" draw:text-style-name="P2" draw:layer="layout" svg:width="2.892cm" svg:height="3.499cm" svg:x="13.525cm" svg:y="2.777cm">
            <text:p text:style-name="P3"/>
            <draw:enhanced-geometry draw:mirror-horizontal="false" draw:mirror-vertical="false" svg:viewBox="0 0 0 0" drawooo:sub-view-size="943661 1216762" draw:text-areas="0 0 ?f6 ?f7" draw:type="ooxml-non-primitive" draw:enhanced-path="M 0 980237 C 144475 1098499 288950 1216762 446227 1053389 603504 890016 853440 179222 943661 0 N">
              <draw:equation draw:name="f0" draw:formula="0*logwidth/943661"/>
              <draw:equation draw:name="f1" draw:formula="980237*logheight/1216762"/>
              <draw:equation draw:name="f2" draw:formula="446227*logwidth/943661"/>
              <draw:equation draw:name="f3" draw:formula="1053389*logheight/1216762"/>
              <draw:equation draw:name="f4" draw:formula="943661*logwidth/943661"/>
              <draw:equation draw:name="f5" draw:formula="0*logheight/1216762"/>
              <draw:equation draw:name="f6" draw:formula="logwidth"/>
              <draw:equation draw:name="f7" draw:formula="logheight"/>
            </draw:enhanced-geometry>
          </draw:custom-shape>
          <draw:custom-shape draw:name="93 Forma libre" draw:style-name="gr12" draw:text-style-name="P2" draw:layer="layout" svg:width="5.312cm" svg:height="1.536cm" svg:x="9.173cm" svg:y="3.133cm">
            <text:p text:style-name="P3"/>
            <draw:enhanced-geometry draw:mirror-horizontal="false" draw:mirror-vertical="false" svg:viewBox="0 0 0 0" drawooo:sub-view-size="1932433 452323" draw:text-areas="0 0 ?f6 ?f7" draw:type="ooxml-non-primitive" draw:enhanced-path="M 1631290 0 C 1781861 176174 1932433 352349 1660551 402336 1388669 452323 694334 376123 0 299923 N">
              <draw:equation draw:name="f0" draw:formula="1631290*logwidth/1932433"/>
              <draw:equation draw:name="f1" draw:formula="0*logheight/452323"/>
              <draw:equation draw:name="f2" draw:formula="1660551*logwidth/1932433"/>
              <draw:equation draw:name="f3" draw:formula="402336*logheight/452323"/>
              <draw:equation draw:name="f4" draw:formula="0*logwidth/1932433"/>
              <draw:equation draw:name="f5" draw:formula="299923*logheight/452323"/>
              <draw:equation draw:name="f6" draw:formula="logwidth"/>
              <draw:equation draw:name="f7" draw:formula="logheight"/>
            </draw:enhanced-geometry>
          </draw:custom-shape>
          <draw:custom-shape draw:name="95 Forma libre" draw:style-name="gr12" draw:text-style-name="P2" draw:layer="layout" svg:width="6.576cm" svg:height="3.754cm" svg:x="9.246cm" svg:y="3.133cm">
            <text:p text:style-name="P3"/>
            <draw:enhanced-geometry draw:mirror-horizontal="false" draw:mirror-vertical="false" svg:viewBox="0 0 0 0" drawooo:sub-view-size="2367687 1281379" draw:text-areas="0 0 ?f6 ?f7" draw:type="ooxml-non-primitive" draw:enhanced-path="M 1741018 0 C 2054352 573633 2367687 1147267 2077517 1214323 1787347 1281379 893673 841857 0 402336 N">
              <draw:equation draw:name="f0" draw:formula="1741018*logwidth/2367687"/>
              <draw:equation draw:name="f1" draw:formula="0*logheight/1281379"/>
              <draw:equation draw:name="f2" draw:formula="2077517*logwidth/2367687"/>
              <draw:equation draw:name="f3" draw:formula="1214323*logheight/1281379"/>
              <draw:equation draw:name="f4" draw:formula="0*logwidth/2367687"/>
              <draw:equation draw:name="f5" draw:formula="402336*logheight/1281379"/>
              <draw:equation draw:name="f6" draw:formula="logwidth"/>
              <draw:equation draw:name="f7" draw:formula="logheight"/>
            </draw:enhanced-geometry>
          </draw:custom-shape>
          <draw:custom-shape draw:name="96 Forma libre" draw:style-name="gr13" draw:text-style-name="P2" draw:layer="layout" svg:width="2.7cm" svg:height="2.901cm" svg:x="10.424cm" svg:y="3.133cm">
            <text:p text:style-name="P3"/>
            <draw:enhanced-geometry draw:mirror-horizontal="false" draw:mirror-vertical="false" svg:viewBox="0 0 0 0" drawooo:sub-view-size="921716 1098498" draw:text-areas="0 0 ?f6 ?f7" draw:type="ooxml-non-primitive" draw:enhanced-path="M 921716 0 C 490119 394411 58522 788822 29261 943660 0 1098498 373075 1013764 746151 929030 N">
              <draw:equation draw:name="f0" draw:formula="921716*logwidth/921716"/>
              <draw:equation draw:name="f1" draw:formula="0*logheight/1098498"/>
              <draw:equation draw:name="f2" draw:formula="29261*logwidth/921716"/>
              <draw:equation draw:name="f3" draw:formula="943660*logheight/1098498"/>
              <draw:equation draw:name="f4" draw:formula="746151*logwidth/921716"/>
              <draw:equation draw:name="f5" draw:formula="929030*logheight/1098498"/>
              <draw:equation draw:name="f6" draw:formula="logwidth"/>
              <draw:equation draw:name="f7" draw:formula="logheight"/>
            </draw:enhanced-geometry>
          </draw:custom-shape>
          <draw:custom-shape draw:name="97 Forma libre" draw:style-name="gr12" draw:text-style-name="P2" draw:layer="layout" svg:width="1.523cm" svg:height="2.763cm" svg:x="9.022cm" svg:y="4.467cm">
            <text:p text:style-name="P3"/>
            <draw:enhanced-geometry draw:mirror-horizontal="false" draw:mirror-vertical="false" svg:viewBox="0 0 0 0" drawooo:sub-view-size="548639 994867" draw:text-areas="0 0 ?f6 ?f7" draw:type="ooxml-non-primitive" draw:enhanced-path="M 0 0 C 259689 143866 519379 287732 534009 453543 548639 619354 163372 909523 87782 994867 N">
              <draw:equation draw:name="f0" draw:formula="0*logwidth/548639"/>
              <draw:equation draw:name="f1" draw:formula="0*logheight/994867"/>
              <draw:equation draw:name="f2" draw:formula="534009*logwidth/548639"/>
              <draw:equation draw:name="f3" draw:formula="453543*logheight/994867"/>
              <draw:equation draw:name="f4" draw:formula="87782*logwidth/548639"/>
              <draw:equation draw:name="f5" draw:formula="994867*logheight/994867"/>
              <draw:equation draw:name="f6" draw:formula="logwidth"/>
              <draw:equation draw:name="f7" draw:formula="logheight"/>
            </draw:enhanced-geometry>
          </draw:custom-shape>
          <draw:custom-shape draw:name="99 Forma libre" draw:style-name="gr12" draw:text-style-name="P2" draw:layer="layout" svg:width="2.851cm" svg:height="2.587cm" svg:x="13.371cm" svg:y="2.636cm">
            <text:p text:style-name="P3"/>
            <draw:enhanced-geometry draw:mirror-horizontal="false" draw:mirror-vertical="false" svg:viewBox="0 0 0 0" drawooo:sub-view-size="1026543 931653" draw:text-areas="0 0 ?f6 ?f7" draw:type="ooxml-non-primitive" draw:enhanced-path="M 1026543 0 C 710959 245853 395376 491706 224286 646981 53196 802256 26598 866954 0 931653 N">
              <draw:equation draw:name="f0" draw:formula="1026543*logwidth/1026543"/>
              <draw:equation draw:name="f1" draw:formula="0*logheight/931653"/>
              <draw:equation draw:name="f2" draw:formula="224286*logwidth/1026543"/>
              <draw:equation draw:name="f3" draw:formula="646981*logheight/931653"/>
              <draw:equation draw:name="f4" draw:formula="0*logwidth/1026543"/>
              <draw:equation draw:name="f5" draw:formula="931653*logheight/931653"/>
              <draw:equation draw:name="f6" draw:formula="logwidth"/>
              <draw:equation draw:name="f7" draw:formula="logheight"/>
            </draw:enhanced-geometry>
          </draw:custom-shape>
          <draw:custom-shape draw:name="86 Arco" draw:style-name="gr6" draw:text-style-name="P2" draw:layer="layout" svg:width="4.999cm" svg:height="4.999cm" svg:x="6.484cm" svg:y="14.503cm">
            <text:p text:style-name="P3"/>
            <draw:enhanced-geometry draw:mirror-horizontal="false" draw:mirror-vertical="false" svg:viewBox="0 0 0 0" draw:text-areas="?f36 ?f42 ?f24 ?f30" draw:type="ooxml-arc" draw:modifiers="9820068 12005557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87 Conector recto de flecha" draw:style-name="gr4" draw:text-style-name="P4" draw:layer="layout" svg:width="0.003cm" svg:height="2.231cm" svg:x="13.871cm" svg:y="13.1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90 CuadroTexto" draw:style-name="gr1" draw:text-style-name="P2" draw:layer="layout" svg:width="1.478cm" svg:height="0.735cm" svg:x="13.133cm" svg:y="12.336cm">
            <text:p text:style-name="P1"><text:span text:style-name="T1">AcCo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91 Conector recto de flecha" draw:style-name="gr4" draw:text-style-name="P4" draw:layer="layout" svg:width="0.003cm" svg:height="0.999cm" svg:x="13.871cm" svg:y="11.3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100 CuadroTexto" draw:style-name="gr1" draw:text-style-name="P2" draw:layer="layout" svg:width="0.982cm" svg:height="0.735cm" svg:x="8.232cm" svg:y="3.359cm">
            <text:p text:style-name="P3"><text:span text:style-name="T1">F6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104 Conector recto de flecha" draw:style-name="gr9" draw:text-style-name="P4" draw:layer="layout" svg:width="0.001cm" svg:height="0.586cm" svg:x="8.724cm" svg:y="2.7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106 Rectángulo" draw:style-name="gr14" draw:text-style-name="P2" draw:layer="layout" svg:width="0.999cm" svg:height="2.199cm" svg:x="8.224cm" svg:y="1.933cm">
            <text:p text:style-name="P3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81 CuadroTexto" draw:style-name="gr15" draw:text-style-name="P2" draw:layer="layout" svg:width="6.4cm" svg:height="3.299cm" svg:x="0.924cm" svg:y="1.133cm">
            <text:p text:style-name="P1"><text:span text:style-name="T3">ISODYN metabolic networ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75 Conector recto de flecha" draw:style-name="gr9" draw:text-style-name="P4" draw:layer="layout" svg:width="0.999cm" svg:height="0.001cm" svg:x="14.646cm" svg:y="19.7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102 Conector recto de flecha" draw:style-name="gr9" draw:text-style-name="P4" draw:layer="layout" svg:width="0.003cm" svg:height="0.799cm" svg:x="13.896cm" svg:y="18.51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107 CuadroTexto" draw:style-name="gr1" draw:text-style-name="P2" draw:layer="layout" svg:width="1.177cm" svg:height="0.795cm" svg:x="15.754cm" svg:y="19.308cm">
            <text:p text:style-name="P1"><text:span text:style-name="T1">Glu</text:span><text:span text:style-name="T2">ex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83 Conector recto de flecha" draw:style-name="gr16" draw:text-style-name="P4" draw:layer="layout" svg:width="1.556cm" svg:height="0.57cm" svg:x="6.568cm" svg:y="7.7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85 CuadroTexto" draw:style-name="gr1" draw:text-style-name="P2" draw:layer="layout" svg:width="0.919cm" svg:height="0.747cm" svg:x="5.636cm" svg:y="7.954cm">
          <text:p text:style-name="P1"><text:span text:style-name="T4">Ser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2 CuadroTexto" draw:style-name="gr1" draw:text-style-name="P2" draw:layer="layout" svg:width="0.902cm" svg:height="0.747cm" svg:x="3.436cm" svg:y="7.933cm">
          <text:p text:style-name="P1"><text:span text:style-name="T4">Gly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4 Conector recto de flecha" draw:style-name="gr17" draw:text-style-name="P4" draw:layer="layout" svg:width="1.199cm" svg:height="0.001cm" svg:x="4.419cm" svg:y="8.3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12 Conector recto de flecha" draw:style-name="gr16" draw:text-style-name="P4" draw:layer="layout" svg:width="1.199cm" svg:height="1.599cm" svg:x="6.725cm" svg:y="8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16 CuadroTexto" draw:style-name="gr1" draw:text-style-name="P2" draw:layer="layout" svg:width="0.983cm" svg:height="0.747cm" svg:x="5.136cm" svg:y="9.333cm">
          <text:p text:style-name="P1"><text:span text:style-name="T4">Cys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7 CuadroTexto" draw:style-name="gr1" draw:text-style-name="P2" draw:layer="layout" svg:width="0.877cm" svg:height="0.747cm" svg:x="4.736cm" svg:y="11.439cm">
          <text:p text:style-name="P1"><text:span text:style-name="T4">Ala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8 Conector recto de flecha" draw:style-name="gr17" draw:text-style-name="P4" draw:layer="layout" svg:width="2.399cm" svg:height="0.599cm" svg:x="5.525cm" svg:y="11.15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21 Conector recto de flecha" draw:style-name="gr16" draw:text-style-name="P4" draw:layer="layout" svg:width="1.599cm" svg:height="0.799cm" svg:x="6.125cm" svg:y="9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29 CuadroTexto" draw:style-name="gr18" draw:text-style-name="P2" draw:layer="layout" svg:width="1.199cm" svg:height="2.02cm" svg:x="8.231cm" svg:y="21.07cm">
          <text:p text:style-name="P3"><text:span text:style-name="T4">Met</text:span><text:span text:style-name="T5">c</text:span></text:p>
          <text:p text:style-name="P3"><text:span text:style-name="T6">Valc</text:span></text:p>
          <text:p text:style-name="P3"><text:span text:style-name="T6">Tyrc</text:span></text:p>
          <text:p text:style-name="P3"><text:span text:style-name="T6">Phe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0 Conector recto de flecha" draw:style-name="gr19" draw:text-style-name="P4" draw:layer="layout" svg:width="0.003cm" svg:height="0.999cm" svg:x="8.819cm" svg:y="19.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34 CuadroTexto" draw:style-name="gr1" draw:text-style-name="P2" draw:layer="layout" svg:width="1.045cm" svg:height="0.747cm" svg:x="3.233cm" svg:y="15.334cm">
          <text:p text:style-name="P1"><text:span text:style-name="T4">Asp</text:span><text:span text:style-name="T5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5 Conector recto de flecha" draw:style-name="gr17" draw:text-style-name="P4" draw:layer="layout" svg:width="1.798cm" svg:height="0.001cm" svg:x="4.299cm" svg:y="15.7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44 CuadroTexto" draw:style-name="gr18" draw:text-style-name="P6" draw:layer="layout" svg:width="1.226cm" svg:height="2.385cm" svg:x="3.324cm" svg:y="12.956cm">
          <text:p text:style-name="P5"><text:span text:style-name="T6">Trpc</text:span></text:p>
          <text:p text:style-name="P5"><text:span text:style-name="T6">Tryc</text:span></text:p>
          <text:p text:style-name="P5"><text:span text:style-name="T6">Leuc</text:span></text:p>
          <text:p text:style-name="P5"><text:span text:style-name="T6">Isoc</text:span></text:p>
          <text:p text:style-name="P5"><text:span text:style-name="T6">Ly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7 Conector recto de flecha" draw:style-name="gr16" draw:text-style-name="P4" draw:layer="layout" svg:width="2.999cm" svg:height="0.001cm" svg:x="4.724cm" svg:y="14.1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52 CuadroTexto" draw:style-name="gr18" draw:text-style-name="P2" draw:layer="layout" svg:width="0.999cm" svg:height="1.174cm" svg:x="11.319cm" svg:y="19.161cm">
          <text:p text:style-name="P3"><text:span text:style-name="T4">Pro</text:span><text:span text:style-name="T5">c</text:span></text:p>
          <text:p text:style-name="P3"><text:span text:style-name="T6">Arg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3 Conector recto de flecha" draw:style-name="gr20" draw:text-style-name="P4" draw:layer="layout" svg:width="0.999cm" svg:height="0.001cm" svg:x="12.525cm" svg:y="19.75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103 CuadroTexto" draw:style-name="gr1" draw:text-style-name="P2" draw:layer="layout" svg:width="0.881cm" svg:height="0.747cm" svg:x="15.339cm" svg:y="21.134cm">
          <text:p text:style-name="P1"><text:span text:style-name="T4">His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3 CuadroTexto" draw:style-name="gr1" draw:text-style-name="P2" draw:layer="layout" svg:width="0.978cm" svg:height="0.747cm" svg:x="11.504cm" svg:y="10.515cm">
          <text:p text:style-name="P1"><text:span text:style-name="T4">Asp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6 Conector recto de flecha" draw:style-name="gr17" draw:text-style-name="P4" draw:layer="layout" svg:width="0.001cm" svg:height="1.199cm" svg:x="11.994cm" svg:y="11.3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39 Conector recto de flecha" draw:style-name="gr21" draw:text-style-name="P4" draw:layer="layout" svg:width="0.799cm" svg:height="0.799cm" svg:x="14.526cm" svg:y="20.3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41 CuadroTexto" draw:style-name="gr1" draw:text-style-name="P2" draw:layer="layout" svg:width="0.902cm" svg:height="0.747cm" svg:x="5.841cm" svg:y="12.126cm">
          <text:p text:style-name="P1"><text:span text:style-name="T4">Thr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3 Conector recto de flecha" draw:style-name="gr16" draw:text-style-name="P4" draw:layer="layout" svg:width="1.199cm" svg:height="0.001cm" svg:x="6.778cm" svg:y="12.5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54 CuadroTexto" draw:style-name="gr1" draw:text-style-name="P2" draw:layer="layout" svg:width="1.071cm" svg:height="0.747cm" svg:x="3.351cm" svg:y="6.333cm">
          <text:p text:style-name="P1"><text:span text:style-name="T7">Gly</text:span><text:span text:style-name="T8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5 Conector recto de flecha" draw:style-name="gr22" draw:text-style-name="P4" draw:layer="layout" svg:width="0.001cm" svg:height="0.799cm" svg:x="3.883cm" svg:y="7.1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61 CuadroTexto" draw:style-name="gr1" draw:text-style-name="P2" draw:layer="layout" svg:width="1.088cm" svg:height="0.747cm" svg:x="5.552cm" svg:y="6.333cm">
          <text:p text:style-name="P1"><text:span text:style-name="T7">Ser</text:span><text:span text:style-name="T8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2 Conector recto de flecha" draw:style-name="gr22" draw:text-style-name="P4" draw:layer="layout" svg:width="0.001cm" svg:height="0.799cm" svg:x="6.092cm" svg:y="7.15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01 CuadroTexto" draw:style-name="gr1" draw:text-style-name="P2" draw:layer="layout" svg:width="1.152cm" svg:height="0.747cm" svg:x="2.979cm" svg:y="9.359cm">
          <text:p text:style-name="P1"><text:span text:style-name="T7">Cys</text:span><text:span text:style-name="T8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05 Conector recto de flecha" draw:style-name="gr22" draw:text-style-name="P4" draw:layer="layout" svg:width="0.799cm" svg:height="0.001cm" svg:x="4.25cm" svg:y="9.7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13 CuadroTexto" draw:style-name="gr1" draw:text-style-name="P2" draw:layer="layout" svg:width="0.978cm" svg:height="0.747cm" svg:x="1.362cm" svg:y="15.334cm">
          <text:p text:style-name="P1"><text:span text:style-name="T4">Asp</text:span><text:span text:style-name="T5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14 Conector recto de flecha" draw:style-name="gr17" draw:text-style-name="P4" draw:layer="layout" svg:width="0.799cm" svg:height="0.001cm" svg:x="2.441cm" svg:y="15.73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15 CuadroTexto" draw:style-name="gr23" draw:text-style-name="P8" draw:layer="layout" svg:width="1.8cm" svg:height="2.57cm" svg:x="0.55cm" svg:y="12.755cm">
          <text:p text:style-name="P7"><text:span text:style-name="T9">Trpc</text:span></text:p>
          <text:p text:style-name="P7"><text:span text:style-name="T10">Tryext</text:span></text:p>
          <text:p text:style-name="P7"><text:span text:style-name="T10">Leuext</text:span></text:p>
          <text:p text:style-name="P7"><text:span text:style-name="T10">Isoext</text:span></text:p>
          <text:p text:style-name="P7"><text:span text:style-name="T10">Lys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0 Conector recto de flecha" draw:style-name="gr22" draw:text-style-name="P4" draw:layer="layout" svg:width="0.799cm" svg:height="0.001cm" svg:x="2.52cm" svg:y="14.1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22 CuadroTexto" draw:style-name="gr1" draw:text-style-name="P2" draw:layer="layout" svg:width="1.046cm" svg:height="0.747cm" svg:x="2.579cm" svg:y="11.439cm">
          <text:p text:style-name="P1"><text:span text:style-name="T7">Ala</text:span><text:span text:style-name="T8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4 CuadroTexto" draw:style-name="gr1" draw:text-style-name="P2" draw:layer="layout" svg:width="1.071cm" svg:height="0.747cm" svg:x="3.88cm" svg:y="12.126cm">
          <text:p text:style-name="P1"><text:span text:style-name="T7">Thr</text:span><text:span text:style-name="T8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25 Conector recto de flecha" draw:style-name="gr22" draw:text-style-name="P4" draw:layer="layout" svg:width="0.799cm" svg:height="0.001cm" svg:x="3.8cm" svg:y="11.81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27 Conector recto de flecha" draw:style-name="gr22" draw:text-style-name="P4" draw:layer="layout" svg:width="0.799cm" svg:height="0.001cm" svg:x="4.988cm" svg:y="12.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31 CuadroTexto" draw:style-name="gr24" draw:text-style-name="P2" draw:layer="layout" svg:width="1.399cm" svg:height="2.19cm" svg:x="5.325cm" svg:y="20.985cm">
          <text:p text:style-name="P3"><text:span text:style-name="T11">Met</text:span><text:span text:style-name="T12">ext</text:span></text:p>
          <text:p text:style-name="P3"><text:span text:style-name="T12">Valext</text:span></text:p>
          <text:p text:style-name="P3"><text:span text:style-name="T12">Tyrext</text:span></text:p>
          <text:p text:style-name="P3"><text:span text:style-name="T12">Phe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2 Conector recto de flecha" draw:style-name="gr22" draw:text-style-name="P4" draw:layer="layout" svg:width="0.799cm" svg:height="0.001cm" svg:x="7.121cm" svg:y="21.9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133 CuadroTexto" draw:style-name="gr25" draw:text-style-name="P9" draw:layer="layout" svg:width="1.587cm" svg:height="1.228cm" svg:x="11.219cm" svg:y="21.535cm">
          <text:p text:style-name="P3"><text:span text:style-name="T11">Pro</text:span><text:span text:style-name="T12">ext</text:span></text:p>
          <text:p text:style-name="P3"><text:span text:style-name="T10">Arg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6 Conector recto de flecha" draw:style-name="gr22" draw:text-style-name="P4" draw:layer="layout" svg:width="0.001cm" svg:height="0.799cm" svg:x="11.815cm" svg:y="20.5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37 CuadroTexto" draw:style-name="gr1" draw:text-style-name="P2" draw:layer="layout" svg:width="1.05cm" svg:height="0.747cm" svg:x="15.301cm" svg:y="22.708cm">
          <text:p text:style-name="P1"><text:span text:style-name="T11">His</text:span><text:span text:style-name="T12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38 Conector recto de flecha" draw:style-name="gr22" draw:text-style-name="P4" draw:layer="layout" svg:width="0.001cm" svg:height="0.799cm" svg:x="15.722cm" svg:y="21.87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40 CuadroTexto" draw:style-name="gr1" draw:text-style-name="P2" draw:layer="layout" svg:width="1.147cm" svg:height="0.747cm" svg:x="11.42cm" svg:y="9.077cm">
          <text:p text:style-name="P1"><text:span text:style-name="T7">Asp</text:span><text:span text:style-name="T8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2 Conector recto de flecha" draw:style-name="gr22" draw:text-style-name="P4" draw:layer="layout" svg:width="0.001cm" svg:height="0.799cm" svg:x="11.99cm" svg:y="9.818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46 CuadroTexto" draw:style-name="gr1" draw:text-style-name="P2" draw:layer="layout" svg:width="1.147cm" svg:height="0.747cm" svg:x="1.26cm" svg:y="17.081cm">
          <text:p text:style-name="P1"><text:span text:style-name="T7">Asp</text:span><text:span text:style-name="T8">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48 Conector recto de flecha" draw:style-name="gr22" draw:text-style-name="P4" draw:layer="layout" svg:width="0.001cm" svg:height="0.799cm" svg:x="1.826cm" svg:y="16.10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150 CuadroTexto" draw:style-name="gr1" draw:text-style-name="P2" draw:layer="layout" svg:width="1.012cm" svg:height="0.795cm" svg:x="10.934cm" svg:y="14.131cm">
          <text:p text:style-name="P1"><text:span text:style-name="T1">Mal</text:span><text:span text:style-name="T2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51 Conector recto de flecha" draw:style-name="gr4" draw:text-style-name="P4" draw:layer="layout" svg:width="1.399cm" svg:height="2.999cm" svg:x="9.721cm" svg:y="11.154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page-thumbnail draw:name="1 Marcador de imagen de diapositiva" draw:style-name="gr26" draw:layer="layout" svg:width="7.16cm" svg:height="10.34cm" svg:x="5.861cm" svg:y="2.068cm" draw:page-number="1" presentation:class="page"/>
          <draw:frame draw:name="2 Marcador de notas" presentation:style-name="pr1" draw:text-style-name="P10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3 Marcador de número de diapositiva" presentation:style-name="pr2" draw:text-style-name="P12" draw:layer="layout" svg:width="8.181cm" svg:height="1.378cm" svg:x="10.696cm" svg:y="26.191cm" presentation:class="page-number" presentation:user-transformed="true">
            <draw:text-box>
              <text:p text:style-name="P11"><text:span text:style-name="T1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msArrowEnd_20_2" draw:display-name="msArrowEnd 2" svg:viewBox="0 0 200 300" svg:d="M100 0l100 300h-2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43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3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43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font-name="Calibri1" fo:font-family="Calibri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cm" fo:margin-bottom="0.1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cm" fo:margin-bottom="0.1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cm" fo:margin-bottom="0.1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cm" fo:margin-bottom="0.1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cm" fo:margin-bottom="0.1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4pt" fo:letter-spacing="normal" fo:language="es" fo:country="E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s" style:country-asian="ES" style:font-style-asian="normal" style:font-weight-asian="normal" style:font-name-complex="FreeSans" style:font-family-complex="FreeSans" style:font-family-generic-complex="system" style:font-pitch-complex="variable" style:font-size-complex="24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9.05cm" fo:page-height="27.517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4.595cm" fo:padding-top="0.17cm" fo:padding-bottom="0.17cm" fo:padding-left="0.341cm" fo:padding-right="0.341cm" fo:wrap-option="wrap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5.959cm" fo:padding-top="0.17cm" fo:padding-bottom="0.17cm" fo:padding-left="0.341cm" fo:padding-right="0.341cm" fo:wrap-option="wrap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59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6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59pt" fo:letter-spacing="normal" fo:font-style="normal" style:text-underline-style="none" fo:font-weight="normal" style:font-size-asian="59pt" style:font-style-asian="normal" style:font-weight-asian="normal" style:font-size-complex="59pt" style:font-style-complex="normal" style:font-weight-complex="normal"/>
    </style:style>
    <style:style style:name="MT3" style:family="text">
      <style:text-properties fo:color="#8b8b8b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4" draw:layer="backgroundobjects" svg:width="16.192cm" svg:height="5.897cm" svg:x="1.429cm" svg:y="8.548cm" presentation:class="title" presentation:user-transformed="true">
        <draw:text-box>
          <text:p text:style-name="MP3"><text:span text:style-name="MT2">Click to edit the title text formatHaga clic para modificar el estilo de título del patrón</text:span></text:p>
        </draw:text-box>
      </draw:frame>
      <draw:frame draw:name="3 Marcador de fecha" presentation:style-name="Mpr2" draw:text-style-name="MP6" draw:layer="backgroundobjects" svg:width="4.444cm" svg:height="1.464cm" svg:x="0.953cm" svg:y="25.504cm" presentation:class="date-time" presentation:user-transformed="true">
        <draw:text-box>
          <text:p text:style-name="MP5"><text:span text:style-name="MT3"><text:date style:data-style-name="D1" text:date-value="2014-05-27">5/27/14</text:date></text:span></text:p>
        </draw:text-box>
      </draw:frame>
      <draw:frame draw:name="4 Marcador de pie de página" presentation:style-name="Mpr2" draw:text-style-name="MP6" draw:layer="backgroundobjects" svg:width="6.032cm" svg:height="1.464cm" svg:x="6.509cm" svg:y="25.504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6" draw:layer="backgroundobjects" svg:width="4.444cm" svg:height="1.464cm" svg:x="13.653cm" svg:y="25.504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iapositiva_20_de_20_título-outline1" draw:layer="backgroundobjects" svg:width="17.144cm" svg:height="15.958cm" svg:x="0.952cm" svg:y="6.438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3.968cm" svg:height="10.476cm" svg:x="3.81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7T15:09:15.958754169</dc:date>
    <meta:generator>LibreOffice/4.2.3.3$Linux_X86_64 LibreOffice_project/420m0$Build-3</meta:generator>
    <meta:editing-duration>P0D</meta:editing-duration>
    <meta:editing-cycles>1</meta:editing-cycles>
    <meta:document-statistic meta:object-count="141"/>
  </office:meta>
</office:document-meta>
</file>